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024cm"/>
    </style:style>
    <style:style style:name="P1" style:family="paragraph">
      <style:text-properties fo:font-family="Purisa" style:font-style-name="Regular" style:font-pitch="variable" fo:font-size="18pt" style:font-size-asian="18pt" style:font-size-complex="18pt"/>
    </style:style>
    <style:style style:name="T1" style:family="text">
      <style:text-properties fo:color="#ff3366" fo:font-size="88pt" style:font-size-asian="88pt" style:font-size-complex="88pt"/>
    </style:style>
    <style:style style:name="T2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8cm" svg:height="5.255cm" svg:x="-0.3cm" svg:y="0.025cm">
          <draw:text-box>
            <text:p text:style-name="P1"><text:span text:style-name="T1">libre</text:span><text:span text:style-name="T2">teca</text:span><text:span text:style-name="T1">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621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rt </meta:initial-creator>
    <meta:creation-date>2010-12-24T16:10:21</meta:creation-date>
    <dc:date>2010-12-24T16:25:16</dc:date>
    <dc:creator>mrt </dc:creator>
    <meta:editing-duration>PT00H14M56S</meta:editing-duration>
    <meta:editing-cycles>4</meta:editing-cycles>
    <meta:generator>OpenOffice.org/3.2$Linux OpenOffice.org_project/320m12$Build-9483</meta:generator>
    <meta:document-statistic meta:object-count="1"/>
  </office:meta>
</office:document-meta>
</file>